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1.115cm" fo:min-width="1.91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93cm" fo:min-width="0.963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31cm" fo:min-width="0.9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13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1.114cm" fo:min-width="1.91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92cm" fo:min-width="0.963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115cm" fo:min-width="1.914cm" fo:padding-top="0.152cm" fo:padding-bottom="0.152cm" fo:padding-left="0.277cm" fo:padding-right="0.277cm"/>
    </style:style>
    <style:style style:name="gr9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115cm" fo:min-width="1.915cm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114cm" fo:min-width="1.915cm" fo:padding-top="0.152cm" fo:padding-bottom="0.152cm" fo:padding-left="0.277cm" fo:padding-right="0.277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93cm" fo:min-width="0.963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79cm" fo:min-width="1.163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531cm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1.114cm" fo:min-width="1.915cm"/>
    </style:style>
    <style:style style:name="gr15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114cm" fo:min-width="1.914cm" fo:padding-top="0.152cm" fo:padding-bottom="0.152cm" fo:padding-left="0.277cm" fo:padding-right="0.277cm"/>
    </style:style>
    <style:style style:name="gr16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414cm" fo:min-width="0.85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5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555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266cm" fo:min-width="1.735cm" fo:padding-top="0.152cm" fo:padding-bottom="0.152cm" fo:padding-left="0.277cm" fo:padding-right="0.277cm"/>
    </style:style>
    <style:style style:name="gr21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342cm" fo:min-width="1.734cm" fo:padding-top="0.152cm" fo:padding-bottom="0.152cm" fo:padding-left="0.277cm" fo:padding-right="0.277cm"/>
    </style:style>
    <style:style style:name="gr22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348cm" fo:min-width="1.734cm" fo:padding-top="0.152cm" fo:padding-bottom="0.152cm" fo:padding-left="0.277cm" fo:padding-right="0.277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13cm" fo:min-width="0.854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334cm" fo:min-width="1.734cm" fo:padding-top="0.152cm" fo:padding-bottom="0.152cm" fo:padding-left="0.277cm" fo:padding-right="0.277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3.464cm" fo:min-width="3.39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66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cm" fo:min-width="1.85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1cm" fo:min-width="1.846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31" style:family="graphic" style:parent-style-name="objectwithoutfill">
      <style:graphic-properties draw:stroke="dash" draw:stroke-dash="Long_20_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79cm" fo:min-width="1.017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79cm" fo:min-width="1.129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79cm" fo:min-width="1.055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style:paragraph-properties fo:text-align="center" style:writing-mode="lr-tb"/>
      <style:text-properties fo:font-size="10pt" fo:font-weight="bold" style:font-size-asian="9pt" style:font-size-complex="9pt"/>
    </style:style>
    <style:style style:name="P9" style:family="paragraph">
      <loext:graphic-properties draw:fill-color="#ffffff"/>
      <style:paragraph-properties fo:text-align="center" style:writing-mode="lr-tb"/>
      <style:text-properties fo:font-size="10pt" fo:font-weight="bold" style:font-size-asian="9pt" style:font-size-complex="9pt"/>
    </style:style>
    <style:style style:name="P10" style:family="paragraph">
      <style:paragraph-properties fo:text-align="center" style:writing-mode="lr-tb"/>
      <style:text-properties fo:font-size="10pt" fo:font-weight="bold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9pt" style:font-size-complex="9pt"/>
    </style:style>
    <style:style style:name="T4" style:family="text">
      <style:text-properties style:font-size-asian="10pt" style:font-size-complex="10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14cm" svg:height="1.929cm" svg:x="7.55cm" svg:y="7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14cm" svg:height="1.929cm" svg:x="10.721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63cm" svg:height="0.643cm" svg:x="8.526cm" svg:y="8.27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51cm" svg:height="0.643cm" svg:x="11.452cm" svg:y="6.021cm">
          <text:p text:style-name="P4"><text:span text:style-name="T2">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1.463cm" svg:height="0.78cm" svg:x="8.526cm" svg:y="7.242cm">
          <draw:text-box>
            <text:p text:style-name="P6"><text:span text:style-name="T1">Node</text:span></text:p>
          </draw:text-box>
        </draw:frame>
        <draw:frame draw:style-name="gr5" draw:text-style-name="P7" draw:layer="layout" svg:width="1.463cm" svg:height="0.963cm" svg:x="11.746cm" svg:y="5.03cm">
          <draw:text-box>
            <text:p text:style-name="P6"><text:span text:style-name="T1">Server</text:span></text:p>
          </draw:text-box>
        </draw:frame>
        <draw:custom-shape draw:style-name="gr6" draw:text-style-name="P1" draw:layer="layout" svg:width="3.414cm" svg:height="1.928cm" svg:x="7.55cm" svg:y="2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463cm" svg:height="0.642cm" svg:x="8.526cm" svg:y="3.579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463cm" svg:height="0.78cm" svg:x="8.526cm" svg:y="2.55cm">
          <draw:text-box>
            <text:p text:style-name="P6"><text:span text:style-name="T1">Node</text:span></text:p>
          </draw:text-box>
        </draw:frame>
        <draw:custom-shape draw:style-name="gr8" draw:text-style-name="P1" xml:id="id1" draw:id="id1" draw:layer="layout" svg:width="3.414cm" svg:height="1.929cm" svg:x="13.161cm" svg:y="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63cm" svg:height="0.643cm" svg:x="14.137cm" svg:y="3.45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3.415cm" svg:height="1.929cm" svg:x="7.551cm" svg:y="7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" draw:id="id2" draw:layer="layout" svg:width="3.415cm" svg:height="1.928cm" svg:x="10.722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463cm" svg:height="0.643cm" svg:x="8.527cm" svg:y="8.271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297cm" svg:height="0.643cm" svg:x="11.353cm" svg:y="6.023cm">
          <text:p text:style-name="P10"><text:span text:style-name="T4">Mod</text:span><text:span text:style-name="T4">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12" draw:layer="layout" svg:width="1.463cm" svg:height="0.78cm" svg:x="8.527cm" svg:y="7.243cm">
          <draw:text-box>
            <text:p text:style-name="P6"><text:span text:style-name="T5">Node</text:span></text:p>
          </draw:text-box>
        </draw:frame>
        <draw:frame draw:style-name="gr5" draw:text-style-name="P12" draw:layer="layout" svg:width="2cm" svg:height="0.963cm" svg:x="11.5cm" svg:y="5.032cm">
          <draw:text-box>
            <text:p text:style-name="P6"><text:span text:style-name="T5">Serv</text:span><text:span text:style-name="T5">er</text:span></text:p>
          </draw:text-box>
        </draw:frame>
        <draw:custom-shape draw:style-name="gr10" draw:text-style-name="P1" xml:id="id5" draw:id="id5" draw:layer="layout" svg:width="3.415cm" svg:height="1.928cm" svg:x="7.551cm" svg:y="2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463cm" svg:height="0.643cm" svg:x="8.527cm" svg:y="3.58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.463cm" svg:height="0.781cm" svg:x="8.527cm" svg:y="2.551cm">
          <draw:text-box>
            <text:p text:style-name="P6"><text:span text:style-name="T5">Node</text:span></text:p>
          </draw:text-box>
        </draw:frame>
        <draw:custom-shape draw:style-name="gr11" draw:text-style-name="P9" draw:layer="layout" svg:width="1.463cm" svg:height="0.643cm" svg:x="14.138cm" svg:y="3.451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15cm" svg:height="1.928cm" svg:x="14.135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463cm" svg:height="0.642cm" svg:x="15.111cm" svg:y="8.079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463cm" svg:height="0.78cm" svg:x="15.111cm" svg:y="7.05cm">
          <draw:text-box>
            <text:p text:style-name="P6"><text:span text:style-name="T1">Node</text:span></text:p>
          </draw:text-box>
        </draw:frame>
        <draw:custom-shape draw:style-name="gr15" draw:text-style-name="P1" xml:id="id3" draw:id="id3" draw:layer="layout" svg:width="3.414cm" svg:height="1.928cm" svg:x="14.137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463cm" svg:height="0.643cm" svg:x="15.112cm" svg:y="8.08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.463cm" svg:height="0.781cm" svg:x="15.112cm" svg:y="7.051cm">
          <draw:text-box>
            <text:p text:style-name="P6"><text:span text:style-name="T5">Node</text:span></text:p>
          </draw:text-box>
        </draw:frame>
        <draw:connector draw:style-name="gr16" draw:text-style-name="P13" draw:layer="layout" draw:type="line" svg:x1="14.868cm" svg:y1="4.479cm" svg:x2="13.637cm" svg:y2="5.405cm" draw:start-shape="id1" draw:start-glue-point="8" draw:end-shape="id2" draw:end-glue-point="11" svg:d="M14868 4479l-1231 926" svg:viewBox="0 0 1232 927">
          <text:p/>
        </draw:connector>
        <draw:connector draw:style-name="gr16" draw:text-style-name="P13" draw:layer="layout" draw:type="line" svg:x1="14.637cm" svg:y1="7.462cm" svg:x2="13.637cm" svg:y2="6.769cm" draw:start-shape="id3" draw:start-glue-point="5" draw:end-shape="id2" draw:end-glue-point="9" svg:d="M14637 7462l-1000-693" svg:viewBox="0 0 1001 694">
          <text:p/>
        </draw:connector>
        <draw:connector draw:style-name="gr16" draw:text-style-name="P13" draw:layer="layout" draw:type="line" svg:x1="10.466cm" svg:y1="7.653cm" svg:x2="11.222cm" svg:y2="6.769cm" draw:start-shape="id4" draw:start-glue-point="11" draw:end-shape="id2" draw:end-glue-point="7" svg:d="M10466 7653l756-884" svg:viewBox="0 0 757 885">
          <text:p/>
        </draw:connector>
        <draw:connector draw:style-name="gr16" draw:text-style-name="P13" draw:layer="layout" draw:type="line" svg:x1="10.466cm" svg:y1="4.326cm" svg:x2="11.222cm" svg:y2="5.405cm" draw:start-shape="id5" draw:start-glue-point="9" draw:end-shape="id2" draw:end-glue-point="5" svg:d="M10466 4326l756 1079" svg:viewBox="0 0 757 1080">
          <text:p/>
        </draw:connector>
        <draw:frame draw:style-name="gr4" draw:text-style-name="P12" draw:layer="layout" svg:width="1.464cm" svg:height="0.78cm" svg:x="14.135cm" svg:y="2.55cm">
          <draw:text-box>
            <text:p text:style-name="P6"><text:span text:style-name="T5">Node</text:span></text:p>
          </draw:text-box>
        </draw:frame>
        <draw:custom-shape draw:style-name="gr17" draw:text-style-name="P3" draw:layer="layout" svg:width="1.354cm" svg:height="0.664cm" svg:x="19.152cm" svg:y="8.26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354cm" svg:height="0.806cm" svg:x="19.152cm" svg:y="7.198cm">
          <draw:text-box>
            <text:p text:style-name="P6"><text:span text:style-name="T1">Node</text:span></text:p>
          </draw:text-box>
        </draw:frame>
        <draw:custom-shape draw:style-name="gr17" draw:text-style-name="P3" draw:layer="layout" svg:width="1.354cm" svg:height="0.664cm" svg:x="19.152cm" svg:y="3.417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354cm" svg:height="0.805cm" svg:x="19.152cm" svg:y="2.356cm">
          <draw:text-box>
            <text:p text:style-name="P6"><text:span text:style-name="T1">Node</text:span></text:p>
          </draw:text-box>
        </draw:frame>
        <draw:custom-shape draw:style-name="gr20" draw:text-style-name="P1" xml:id="id7" draw:id="id7" draw:layer="layout" svg:width="3.159cm" svg:height="2.144cm" svg:x="23.439cm" svg:y="2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1.353cm" svg:height="0.806cm" svg:x="24.342cm" svg:y="2.223cm">
          <draw:text-box>
            <text:p text:style-name="P6"><text:span text:style-name="T5">Node</text:span></text:p>
          </draw:text-box>
        </draw:frame>
        <draw:custom-shape draw:style-name="gr21" draw:text-style-name="P1" xml:id="id9" draw:id="id9" draw:layer="layout" svg:width="3.158cm" svg:height="2.25cm" svg:x="18.342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354cm" svg:height="0.805cm" svg:x="19.253cm" svg:y="7.1cm">
          <draw:text-box>
            <text:p text:style-name="P6"><text:span text:style-name="T5">Node</text:span></text:p>
          </draw:text-box>
        </draw:frame>
        <draw:custom-shape draw:style-name="gr22" draw:text-style-name="P1" xml:id="id6" draw:id="id6" draw:layer="layout" svg:width="3.158cm" svg:height="2.26cm" svg:x="18.25cm" svg:y="2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1.354cm" svg:height="0.663cm" svg:x="19.146cm" svg:y="3.787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354cm" svg:height="0.806cm" svg:x="19.153cm" svg:y="2.357cm">
          <draw:text-box>
            <text:p text:style-name="P6"><text:span text:style-name="T5">Node</text:span></text:p>
          </draw:text-box>
        </draw:frame>
        <draw:custom-shape draw:style-name="gr17" draw:text-style-name="P3" draw:layer="layout" svg:width="1.354cm" svg:height="0.664cm" svg:x="25.243cm" svg:y="8.062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354cm" svg:height="0.805cm" svg:x="25.243cm" svg:y="7.001cm">
          <draw:text-box>
            <text:p text:style-name="P6"><text:span text:style-name="T1">Node</text:span></text:p>
          </draw:text-box>
        </draw:frame>
        <draw:custom-shape draw:style-name="gr24" draw:text-style-name="P1" xml:id="id8" draw:id="id8" draw:layer="layout" svg:width="3.158cm" svg:height="2.24cm" svg:x="24.342cm" svg:y="7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354cm" svg:height="0.805cm" svg:x="25.243cm" svg:y="7.001cm">
          <draw:text-box>
            <text:p text:style-name="P6"><text:span text:style-name="T5">No</text:span><text:span text:style-name="T5">de</text:span></text:p>
          </draw:text-box>
        </draw:frame>
        <draw:connector draw:style-name="gr16" draw:text-style-name="P13" draw:layer="layout" draw:type="line" svg:x1="21.408cm" svg:y1="3.57cm" svg:x2="23.439cm" svg:y2="3.428cm" draw:start-shape="id6" draw:start-glue-point="10" draw:end-shape="id7" draw:end-glue-point="6" svg:d="M21408 3570l2031-142" svg:viewBox="0 0 2032 143">
          <text:p/>
        </draw:connector>
        <draw:connector draw:style-name="gr16" draw:text-style-name="P13" draw:layer="layout" draw:type="line" svg:x1="25.018cm" svg:y1="4.5cm" svg:x2="25.921cm" svg:y2="7.01cm" draw:start-shape="id7" draw:start-glue-point="8" draw:end-shape="id8" draw:end-glue-point="4" svg:d="M25018 4500l903 2510" svg:viewBox="0 0 904 2511">
          <text:p/>
        </draw:connector>
        <draw:connector draw:style-name="gr16" draw:text-style-name="P13" draw:layer="layout" draw:type="line" svg:x1="24.342cm" svg:y1="8.13cm" svg:x2="21.5cm" svg:y2="8.375cm" draw:start-shape="id8" draw:start-glue-point="6" draw:end-shape="id9" draw:end-glue-point="10" svg:d="M24342 8130l-2842 245" svg:viewBox="0 0 2843 246">
          <text:p/>
        </draw:connector>
        <draw:connector draw:style-name="gr16" draw:text-style-name="P13" draw:layer="layout" draw:type="line" svg:x1="20.946cm" svg:y1="4.369cm" svg:x2="24.804cm" svg:y2="7.338cm" draw:start-shape="id6" draw:start-glue-point="9" draw:end-shape="id8" draw:end-glue-point="5" svg:d="M20946 4369l3858 2969" svg:viewBox="0 0 3859 2970">
          <text:p/>
        </draw:connector>
        <draw:custom-shape draw:style-name="gr25" draw:text-style-name="P1" draw:layer="layout" svg:width="5.5cm" svg:height="5.25cm" svg:x="0.75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2" draw:layer="layout" svg:width="2.358cm" svg:height="0.91cm" svg:x="2.321cm" svg:y="3.165cm">
          <draw:text-box>
            <text:p text:style-name="P6"><text:span text:style-name="T5">Node</text:span></text:p>
          </draw:text-box>
        </draw:frame>
        <draw:custom-shape draw:style-name="gr27" draw:text-style-name="P9" draw:layer="layout" svg:width="2.358cm" svg:height="0.75cm" svg:x="2.321cm" svg:y="5.575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358cm" svg:height="0.75cm" svg:x="2.321cm" svg:y="6.325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358cm" svg:height="0.75cm" svg:x="2.321cm" svg:y="7.075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3.142cm" svg:height="0.75cm" svg:x="1.929cm" svg:y="4cm">
          <text:p text:style-name="P10"><text:span text:style-name="T4">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9" draw:layer="layout" svg:width="2.358cm" svg:height="0.75cm" svg:x="2.321cm" svg:y="4.825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6cm" svg:height="1.673cm" svg:x="0.5cm" svg:y="0.75cm">
          <draw:text-box>
            <text:p text:style-name="P14"><text:span text:style-name="T6">Loca</text:span><text:span text:style-name="T6">l </text:span><text:span text:style-name="T6">Lear</text:span><text:span text:style-name="T6">ning</text:span></text:p>
          </draw:text-box>
        </draw:frame>
        <draw:frame draw:style-name="gr29" draw:text-style-name="P15" draw:layer="layout" svg:width="6cm" svg:height="1.673cm" svg:x="20.15cm" svg:y="0.8cm">
          <draw:text-box>
            <text:p text:style-name="P14"><text:span text:style-name="T6">Swarm Learning</text:span></text:p>
          </draw:text-box>
        </draw:frame>
        <draw:frame draw:style-name="gr30" draw:text-style-name="P15" draw:layer="layout" svg:width="7.949cm" svg:height="1.825cm" svg:x="8.301cm" svg:y="0.7cm">
          <draw:text-box>
            <text:p text:style-name="P14"><text:span text:style-name="T6">Federated Learning</text:span></text:p>
          </draw:text-box>
        </draw:frame>
        <draw:line draw:style-name="gr31" draw:text-style-name="P13" draw:layer="layout" svg:x1="6.75cm" svg:y1="-1cm" svg:x2="6.75cm" svg:y2="11.5cm">
          <text:p/>
        </draw:line>
        <draw:line draw:style-name="gr31" draw:text-style-name="P13" draw:layer="layout" svg:x1="17.85cm" svg:y1="-1cm" svg:x2="17.85cm" svg:y2="11.5cm">
          <text:p/>
        </draw:line>
        <draw:custom-shape draw:style-name="gr32" draw:text-style-name="P11" draw:layer="layout" svg:width="2.101cm" svg:height="0.643cm" svg:x="18.799cm" svg:y="3.057cm">
          <text:p text:style-name="P10"><text:span text:style-name="T4">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9" draw:layer="layout" svg:width="1.354cm" svg:height="0.663cm" svg:x="19.246cm" svg:y="8.587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2.251cm" svg:height="0.643cm" svg:x="18.799cm" svg:y="7.857cm">
          <text:p text:style-name="P10"><text:span text:style-name="T4">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9" draw:layer="layout" svg:width="1.354cm" svg:height="0.663cm" svg:x="24.346cm" svg:y="3.587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2.151cm" svg:height="0.643cm" svg:x="23.999cm" svg:y="2.857cm">
          <text:p text:style-name="P10"><text:span text:style-name="T4">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9" draw:layer="layout" svg:width="1.354cm" svg:height="0.663cm" svg:x="25.246cm" svg:y="8.387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2.251cm" svg:height="0.643cm" svg:x="24.799cm" svg:y="7.657cm">
          <text:p text:style-name="P10"><text:span text:style-name="T4">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9T14:04:35.665626869</meta:creation-date>
    <dc:date>2023-04-09T14:37:41.114460035</dc:date>
    <meta:editing-duration>PT32M39S</meta:editing-duration>
    <meta:editing-cycles>18</meta:editing-cycles>
    <meta:generator>LibreOffice/7.3.7.2$Linux_X86_64 LibreOffice_project/30$Build-2</meta:generator>
    <meta:document-statistic meta:object-count="70"/>
  </office:meta>
</office:document-meta>
</file>